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33cm" fo:min-width="1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9.217cm" fo:min-width="1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9cm" fo:min-width="1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1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0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393cm" fo:min-width="10.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421cm" fo:min-width="1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2.6cm" svg:y="13.1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2.6cm" svg:y="16.6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2.6cm" svg:y="14.2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0.5cm" svg:height="1.283cm" svg:x="12.6cm" svg:y="1.5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5cm" svg:height="9.467cm" svg:x="12.6cm" svg:y="5.933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text:p text:style-name="P4"><text:span text:style-name="T2">add_consumable()</text:span></text:p>
            <text:p text:style-name="P4"><text:span text:style-name="T2">remove_consumable()</text:span></text:p>
            <text:p text:style-name="P4"><text:span text:style-name="T2">Eat()</text:span></text:p>
            <text:p text:style-name="P4"><text:span text:style-name="T2">has_food?()</text:span></text:p>
            <text:p text:style-name="P4"><text:span text:style-name="T2">Drink()</text:span></text:p>
            <text:p text:style-name="P4"><text:span text:style-name="T2">has_drink?()</text:span></text:p>
            <text:p text:style-name="P4"><text:span text:style-name="T2">has_consumable?(consumable)</text:span></text:p>
            <text:p text:style-name="P4"><text:span text:style-name="T2">get_consumable_of_type(type)</text:span></text:p>
            <text:p text:style-name="P4"><text:span text:style-name="T2">consume(type)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0.5cm" svg:height="3.15cm" svg:x="12.6cm" svg:y="2.783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text:p text:style-name="P4"><text:span text:style-name="T2">@consumables == Array (type Consumabl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5cm" svg:y="1.4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9.6cm" svg:x="1.5cm" svg:y="8cm">
            <text:p text:style-name="P4"><text:span text:style-name="T2">curren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guests_can_pay?(Array (type Guest))</text:span></text:p>
            <text:p text:style-name="P4"><text:span text:style-name="T2">get_payment_from_guests()</text:span></text:p>
            <text:p text:style-name="P4"><text:span text:style-name="T2">remove_guests()</text:span></text:p>
            <text:p text:style-name="P4"><text:span text:style-name="T2">number_of_guests()</text:span></text:p>
            <text:p text:style-name="P4"><text:span text:style-name="T2">get_current_song()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5.5cm" svg:x="1.5cm" svg:y="2.5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5.8cm" svg:height="1.1cm" svg:x="13.1cm" svg:y="19.6cm">
            <text:p text:style-name="P1">Consumable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.8cm" svg:height="1.6cm" svg:x="13.1cm" svg:y="23.4cm">
            <text:p text:style-name="P4"><text:span text:style-name="T2">No method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8cm" svg:height="2.7cm" svg:x="13.1cm" svg:y="20.7cm">
            <text:p text:style-name="P4"><text:span text:style-name="T2">@Name == String</text:span></text:p>
            <text:p text:style-name="P4"><text:span text:style-name="T2">@cost == Integer</text:span></text:p>
            <text:p text:style-name="P4"><text:span text:style-name="T2">@type == Symbo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0.8cm" svg:height="1.495cm" svg:x="1.5cm" svg:y="18.3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0.8cm" svg:height="3.643cm" svg:x="1.5cm" svg:y="23.357cm">
            <text:p text:style-name="P4"><text:span text:style-name="T2">get_menu()</text:span></text:p>
            <text:p text:style-name="P4"><text:span text:style-name="T2">sell_to_guest(guest, consumable)</text:span></text:p>
            <text:p text:style-name="P4"><text:span text:style-name="T2">take_money(guest, amount)</text:span></text:p>
            <text:p text:style-name="P4"><text:span text:style-name="T2">add_consumable(consumable)</text:span></text:p>
            <text:p text:style-name="P4"><text:span text:style-name="T2">remove_consumable(consumable)</text:span></text:p>
            <text:p text:style-name="P4"><text:span text:style-name="T2">consumable_available?(consumabl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0.8cm" svg:height="3.671cm" svg:x="1.5cm" svg:y="19.795cm">
            <text:p text:style-name="P4"><text:span text:style-name="T2">@consumables == Array (type Consumable)</text:span></text:p>
            <text:p text:style-name="P4"><text:span text:style-name="T2">@profit = Intege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5T00:29:14.722404000</dc:date>
    <meta:editing-duration>P1DT16H20M11S</meta:editing-duration>
    <meta:editing-cycles>52</meta:editing-cycles>
    <meta:generator>LibreOffice/5.2.6.2$MacOSX_X86_64 LibreOffice_project/a3100ed2409ebf1c212f5048fbe377c281438fdc</meta:generator>
    <meta:document-statistic meta:object-count="20"/>
  </office:meta>
</office:document-meta>
</file>